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5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24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paragraph-rsid="00151dff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officeooo:paragraph-rsid="00170936"/>
    </style:style>
    <style:style style:name="P33" style:family="paragraph" style:parent-style-name="Table_20_Contents">
      <style:paragraph-properties fo:text-align="end" style:justify-single-word="false"/>
      <style:text-properties officeooo:paragraph-rsid="00151dff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3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7afea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T1" style:family="text">
      <style:text-properties style:font-name="Verdana"/>
    </style:style>
    <style:style style:name="T2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3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4" style:family="text">
      <style:text-properties officeooo:rsid="00151dff"/>
    </style:style>
    <style:style style:name="T5" style:family="text">
      <style:text-properties fo:color="#000000"/>
    </style:style>
    <style:style style:name="T6" style:family="text">
      <style:text-properties officeooo:rsid="00170936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style:font-name-asian="BAAAAA+TimesNewRomanPS-ItalicMT"/>
    </style:style>
    <style:style style:name="T10" style:family="text">
      <style:text-properties style:font-size-asian="10pt"/>
    </style:style>
    <style:style style:name="T11" style:family="text">
      <style:text-properties style:font-weight-asian="bold"/>
    </style:style>
    <style:style style:name="T12" style:family="text">
      <style:text-properties style:font-name-complex="BAAAAA+TimesNewRomanPS-ItalicMT"/>
    </style:style>
    <style:style style:name="T13" style:family="text">
      <style:text-properties style:font-size-complex="12pt"/>
    </style:style>
    <style:style style:name="T14" style:family="text">
      <style:text-properties style:font-weight-complex="bold"/>
    </style:style>
    <style:style style:name="T15" style:family="text">
      <style:text-properties officeooo:rsid="0017afea"/>
    </style:style>
    <style:style style:name="T16" style:family="text">
      <style:text-properties officeooo:rsid="0018fa92"/>
    </style:style>
    <style:style style:name="T17" style:family="text">
      <style:text-properties officeooo:rsid="001a95d6"/>
    </style:style>
    <style:style style:name="T18" style:family="text">
      <style:text-properties fo:font-weight="normal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fo:font-size="8pt"/>
    </style:style>
    <style:style style:name="T22" style:family="text">
      <style:text-properties style:font-size-asian="8pt"/>
    </style:style>
    <style:style style:name="T23" style:family="text">
      <style:text-properties officeooo:rsid="001c7c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lexei Znamensky</text:p>
      <text:p text:style-name="P1">Curriculum Vitæ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ntact</text:p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7">Address</text:p>
          </table:table-cell>
          <table:table-cell table:style-name="Table1.B1" office:value-type="string">
            <text:p text:style-name="P17">R. Dr. Luiz Migliano, 871 ap. 113-B <text:span text:style-name="T4">- </text:span>Jd. Caboré</text:p>
            <text:p text:style-name="P16">05711-001 São Paulo-SP</text:p>
            <text:p text:style-name="P16">BRAZIL</text:p>
          </table:table-cell>
        </table:table-row>
        <table:table-row table:style-name="Table1.1">
          <table:table-cell table:style-name="Table1.A1" office:value-type="string">
            <text:p text:style-name="P7">Mobile Phone</text:p>
          </table:table-cell>
          <table:table-cell table:style-name="Table1.B1" office:value-type="string">
            <text:p text:style-name="P19">+55 11 7757 0140</text:p>
          </table:table-cell>
        </table:table-row>
        <table:table-row table:style-name="Table1.1">
          <table:table-cell table:style-name="Table1.A1" office:value-type="string">
            <text:p text:style-name="P7">E-mail/MSN/GTalk</text:p>
          </table:table-cell>
          <table:table-cell table:style-name="Table1.B1" office:value-type="string">
            <text:p text:style-name="P19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1">LinkedIn</text:p>
          </table:table-cell>
          <table:table-cell table:style-name="Table1.B5" office:value-type="string">
            <text:p text:style-name="P22"><text:a xlink:type="simple" xlink:href="http://goo.gl/PKELl"><text:span text:style-name="T3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6">Skills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7">System Administration</text:p>
          </table:table-cell>
          <table:table-cell table:style-name="Table1.B1" office:value-type="string">
            <text:p text:style-name="P19">14+ years of experience in Unix/Linux administration</text:p>
            <text:p text:style-name="P18">Extensive experience installing, configuring and managing:</text:p>
            <text:p text:style-name="P18">● WebSphere Application Server v5, v6.x and v7</text:p>
            <text:p text:style-name="P18">Some experience with:</text:p>
            <text:p text:style-name="P18">● WebSphere Portal Server v6.0 e v6.1</text:p>
            <text:p text:style-name="P18">● WebSphere MQ v6</text:p>
            <text:p text:style-name="P18">● IBM DB2 Enterprise Server v8 e v9 on Unix/Linux</text:p>
            <text:p text:style-name="P18">Local and network services</text:p>
            <text:p text:style-name="P18">Linux / Windows integration</text:p>
          </table:table-cell>
        </table:table-row>
        <table:table-row table:style-name="Table1.1">
          <table:table-cell table:style-name="Table1.A1" office:value-type="string">
            <text:p text:style-name="P7">Management</text:p>
          </table:table-cell>
          <table:table-cell table:style-name="Table1.B1" office:value-type="string">
            <text:p text:style-name="P19">2 years of experience as a manager</text:p>
            <text:p text:style-name="P18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8">Development</text:p>
          </table:table-cell>
          <table:table-cell table:style-name="Table1.B1" office:value-type="string">
            <text:p text:style-name="P4">Solid background in Object Oriented Programming</text:p>
            <text:p text:style-name="P3">10+ years of experience with Java platform</text:p>
            <text:p text:style-name="P3">9 years of experience with Java Enterprise platform</text:p>
            <text:p text:style-name="P3">Good understanding of the best-practices in development, including Design-Patterns, Component programming</text:p>
            <text:p text:style-name="P3">Fair experience with SCM tooling: CVS, Rational ClearCase &amp; Rational ClearQuest</text:p>
            <text:p text:style-name="P3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7">Training</text:p>
          </table:table-cell>
          <table:table-cell table:style-name="Table1.B1" office:value-type="string">
            <text:p text:style-name="P19">8+ years of experience in training</text:p>
            <text:p text:style-name="P18">Main courses taught: </text:p>
            <text:p text:style-name="P18">● WebSphere Application Server, v4/v5/v6</text:p>
            <text:p text:style-name="P18">● WSAD v5, Java courses</text:p>
            <text:p text:style-name="P18">● Linux courses</text:p>
            <text:p text:style-name="P18">Development of course material</text:p>
          </table:table-cell>
        </table:table-row>
        <table:table-row table:style-name="Table1.1">
          <table:table-cell table:style-name="Table1.A1" office:value-type="string">
            <text:p text:style-name="P7">Languages</text:p>
          </table:table-cell>
          <table:table-cell table:style-name="Table1.B1" office:value-type="string">
            <text:p text:style-name="P4">Portuguese Fluent (native)</text:p>
            <text:p text:style-name="P3">English Fluent (reading, writing, speaking)</text:p>
            <text:p text:style-name="P18">Spanish Intermediate (reading, speaking)</text:p>
            <text:p text:style-name="P18">German Beginner (reading, speaking)</text:p>
            <text:p text:style-name="P18">French Beginner (reading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6">Experience</text:p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2">Cognizant Tech Solutions</text:p>
            <text:p text:style-name="P34">Senior Support Analyst</text:p>
            <text:p text:style-name="P38">São Paulo, SP (Nov/2009 – Current)</text:p>
          </table:table-cell>
          <table:table-cell table:style-name="Table1.B1" office:value-type="string">
            <text:p text:style-name="P14">I am allocated full-time at Avon Cosmetics Brazil. I am admin for Development, QA and Production WebSphere App Servers, v5 through v7, in a number of environments: Solaris, AIX, Linux and Windows, plus provide support for Dev team.</text:p>
            <text:p text:style-name="P14">I have been implementing an automated system administration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2">IBM Brazil</text:p>
            <text:p text:style-name="P31">Senior IT Specialist</text:p>
            <text:p text:style-name="P35">Hortolândia, SP (Apr/2005 – Nov/2009)</text:p>
          </table:table-cell>
          <table:table-cell table:style-name="Table1.B1" office:value-type="string">
            <text:p text:style-name="P14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15">were </text:span>off-shore initiatives within IBM, involving international teams in Brazil, USA, India and Europe.</text:p>
            <text:p text:style-name="P13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2">Elosoft Informática LTDA</text:p>
            <text:p text:style-name="P33">J2EE Consultant</text:p>
            <text:p text:style-name="P35">Blumenau, SC (May/2004 – Apr/2005)</text:p>
          </table:table-cell>
          <table:table-cell table:style-name="Table1.B1" office:value-type="string">
            <text:p text:style-name="P14">Development of a J2EE application using <text:span text:style-name="T17">a </text:span>MDA technology <text:span text:style-name="T17">enabled tool</text:span>.</text:p>
          </table:table-cell>
        </table:table-row>
        <table:table-row table:style-name="Table1.1">
          <table:table-cell table:style-name="Table1.A1" office:value-type="string">
            <text:p text:style-name="P12">Instituto Brasileiro de</text:p>
            <text:p text:style-name="P11">Tecnologia Avançada (IBTA)</text:p>
            <text:p text:style-name="P31">Training Program Manager</text:p>
            <text:p text:style-name="P35">São Paulo, SP (Dec/2002 – May/2004)</text:p>
          </table:table-cell>
          <table:table-cell table:style-name="Table1.B1" office:value-type="string">
            <text:p text:style-name="P14">Manager responsible for three training areas, namely Linux, Java and e-business, taking care of technical, logistics and financial aspects. Assisted achieving partnerships with big players of the market, including Sun and IBM.</text:p>
            <text:p text:style-name="P13">Leaded a team with 10 people, and also taught many different courses, including:</text:p>
            <text:p text:style-name="P13">● SUN - SL110 Java Programming for Beginners;</text:p>
            <text:p text:style-name="P13">● SUN - SL275 Java Programming Language;</text:p>
            <text:p text:style-name="P13">● IBM - WF311 Servlet &amp; JSP Development with WSAD v5.x;</text:p>
            <text:p text:style-name="P13">● IBM - WF351 EJB Development with WSAD v5;</text:p>
            <text:p text:style-name="P13">● IBM - WF381 WebSphere App Server Administration v5</text:p>
            <text:p text:style-name="P13">Developed training material on Linux and Java. The Linux material was later used <text:span text:style-name="T17">as</text:span> official training <text:span text:style-name="T1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2">Spectrum Engenharia LTDA</text:p>
            <text:p text:style-name="P35">System Analyst</text:p>
            <text:p text:style-name="P35">São Paulo, SP (Abr/2001 - Nov/2001)</text:p>
          </table:table-cell>
          <table:table-cell table:style-name="Table1.B1" office:value-type="string">
            <text:p text:style-name="P45">Open-Source systems <text:span text:style-name="T23">i</text:span>ntegration</text:p>
            <text:p text:style-name="P13"><text:span text:style-name="T23">D</text:span>evelopment <text:span text:style-name="T23">with</text:span> BEA Weblogic, <text:span text:style-name="T16">produc</text:span><text:span text:style-name="T23">ed</text:span><text:span text:style-name="T1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2">SQA</text:p>
            <text:p text:style-name="P37">J2EE Programmer</text:p>
            <text:p text:style-name="P37">São Paulo, SP (Abr/2000 – Mar/2001)</text:p>
          </table:table-cell>
          <table:table-cell table:style-name="Table1.B1" office:value-type="string">
            <text:p text:style-name="P14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2">Luz Engenharia Financeira</text:p>
            <text:p text:style-name="P33">Programmer</text:p>
            <text:p text:style-name="P35">São Paulo, SP (Out/1999 – Mar/2000)</text:p>
          </table:table-cell>
          <table:table-cell table:style-name="Table1.B1" office:value-type="string">
            <text:p text:style-name="P14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2">Laboratório de Sistemas</text:p>
            <text:p text:style-name="P11">Integráveis (LSI-EPUSP)</text:p>
            <text:p text:style-name="P33">System Administrator</text:p>
            <text:p text:style-name="P35">São Paulo, SP (Fev/1994 – Out/1999)</text:p>
          </table:table-cell>
          <table:table-cell table:style-name="Table1.B1" office:value-type="string">
            <text:p text:style-name="P44">The laboratory had a heterogeneous environment <text:span text:style-name="T16">with</text:span> <text:span text:style-name="T16">a number of Unix flavours: </text:span>Solaris, IRIX, Linux and AIX. <text:span text:style-name="T16">I ended up as </text:span>Systems Administrator responsible for the <text:span text:style-name="T16">Computer Graphics group</text:span>, working mostly with the IRIX and Linux platforms.</text:p>
            <text:p text:style-name="P13">Systems, Network &amp; Security Admin (June 1996 – October 1999)</text:p>
            <text:p text:style-name="P13">Unix Teacher – LSI courses (1997 – 1999)</text:p>
            <text:p text:style-name="P13">IRIX Teacher – partnership with Silicon Graphics Brazil (1997 – 1998)</text:p>
            <text:p text:style-name="P13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0"/>
          </table:table-cell>
        </table:table-row>
        <text:soft-page-break/>
        <table:table-row table:style-name="Table1.1">
          <table:table-cell table:style-name="Table1.A25" office:value-type="string">
            <text:p text:style-name="P30"><text:span text:style-name="T4">Communities</text:span></text:p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25" office:value-type="string">
            <text:p text:style-name="P12">Sociedade de Usuários Java</text:p>
            <text:p text:style-name="P11">(SouJava)</text:p>
            <text:p text:style-name="P31"><text:a xlink:type="simple" xlink:href="http://www.soujava.org.br/"><text:span text:style-name="Internet_20_link"><text:span text:style-name="T2">http://www.soujava.org.br/</text:span></text:span></text:a></text:p>
            <text:p text:style-name="P36"><text:span text:style-name="T6">Organization Staff</text:span></text:p>
            <text:p text:style-name="P35">São Paulo, SP (Out/1998 – Jul/2002)</text:p>
          </table:table-cell>
          <table:table-cell table:style-name="Table1.A1" office:value-type="string">
            <text:p text:style-name="P14">Administration and support on events.</text:p>
            <text:p text:style-name="P13">Administration of the group server, http://www.soujava.org.br/</text:p>
          </table:table-cell>
        </table:table-row>
        <table:table-row table:style-name="Table1.1">
          <table:table-cell table:style-name="Table1.A25" office:value-type="string">
            <text:p text:style-name="P32">São Paulo Perl Mongers</text:p>
            <text:p text:style-name="P36"><text:a xlink:type="simple" xlink:href="http://sao-paulo.pm.org/"><text:span text:style-name="T6">http://sao-paulo.pm.org/</text:span></text:a></text:p>
            <text:p text:style-name="P35">São Paulo, SP (Out/1998 – Jul/2002)</text:p>
          </table:table-cell>
          <table:table-cell table:style-name="Table1.A1" office:value-type="string">
            <text:p text:style-name="P43"><text:span text:style-name="T15">Active member of the mailing list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6">Certifications</text:p>
          </table:table-cell>
          <table:table-cell table:style-name="Table1.B1" office:value-type="string">
            <text:p text:style-name="P19">IBM Certified System Administrator – WAS ND 6.0</text:p>
            <text:p text:style-name="P18">on November, 29th 2005</text:p>
            <text:p text:style-name="P18"/>
            <text:p text:style-name="P18">Application Dev. with IBM WebSphere Studio, V5.0</text:p>
            <text:p text:style-name="P18">on March, 18th 2004</text:p>
            <text:p text:style-name="P18"/>
            <text:p text:style-name="P18">Sun Certified Web Component Dev. for J2EE 1.3</text:p>
            <text:p text:style-name="P18">on March, 19th 2004</text:p>
            <text:p text:style-name="P18"/>
            <text:p text:style-name="P18">Sun Certified Java Programmer for Java 1.4</text:p>
            <text:p text:style-name="P18">on July, 31st 2003</text:p>
            <text:p text:style-name="P18"/>
            <text:p text:style-name="P18">Linux Professional Institute Certification Level 2</text:p>
            <text:p text:style-name="P18">on June 30th 2003 (LPI000022682, 97fgfk3m5a)</text:p>
            <text:p text:style-name="P18"/>
            <text:p text:style-name="P18">Linux Professional Institute Certification Level 1</text:p>
            <text:p text:style-name="P18"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9">Graduated</text:p>
            <text:p text:style-name="P9">Dec 2009</text:p>
          </table:table-cell>
          <table:table-cell table:style-name="Table1.B1" office:value-type="string">
            <text:p text:style-name="P19">Gestão de Negócios na Pequena e Média Empresa</text:p>
            <text:p text:style-name="P18">(Business Management in Small and Medium Enterprises)</text:p>
            <text:p text:style-name="P18">Universidade Anhembi-Morumbi</text:p>
            <text:p text:style-name="P18">São Paulo, SP</text:p>
          </table:table-cell>
        </table:table-row>
        <table:table-row table:style-name="Table1.1">
          <table:table-cell table:style-name="Table1.A1" office:value-type="string">
            <text:p text:style-name="P7">Incomplete</text:p>
          </table:table-cell>
          <table:table-cell table:style-name="Table1.B1" office:value-type="string">
            <text:p text:style-name="P4">Ciência da Computação (BsC Computer Sciences)</text:p>
            <text:p text:style-name="P18">Instituto de Matemática e Estatística da USP</text:p>
            <text:p text:style-name="P18">São Paulo, SP</text:p>
          </table:table-cell>
        </table:table-row>
        <table:table-row table:style-name="Table1.1">
          <table:table-cell table:style-name="Table1.A1" office:value-type="string">
            <text:p text:style-name="P7">High School</text:p>
            <text:p text:style-name="P7">Dec 1992</text:p>
          </table:table-cell>
          <table:table-cell table:style-name="Table1.B1" office:value-type="string">
            <text:p text:style-name="P4">Colégio Marista de Brasília</text:p>
            <text:p text:style-name="P18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0-12-28T12:38:08</dc:date>
    <meta:editing-cycles>15</meta:editing-cycles>
    <meta:editing-duration>PT19H05M05S</meta:editing-duration>
    <meta:generator>BrOffice.org/3.2$Unix OpenOffice.org_project/320m19$Build-9505</meta:generator>
    <meta:document-statistic meta:table-count="1" meta:image-count="0" meta:object-count="0" meta:page-count="3" meta:paragraph-count="136" meta:word-count="796" meta:character-count="5404"/>
    <meta:user-defined meta:name="Info 1"/>
    <meta:user-defined meta:name="Info 2"/>
    <meta:user-defined meta:name="Info 3"/>
    <meta:user-defined meta:name="Info 4"/>
  </office:meta>
</office:document-meta>
</file>